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1">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5"/>
    <style:style style:name="P113" style:family="paragraph" style:parent-style-name="Standard" style:list-style-name="L10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T15"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9.6</text:p>
      <text:list xml:id="list4997448067121055251" text:style-name="L105">
        <text:list-item>
          <text:p text:style-name="P11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4525805621658047956" text:style-name="L1">
        <text:list-item>
          <text:p text:style-name="P10">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15028664927728792" text:style-name="L2">
        <text:list-item>
          <text:p text:style-name="P11">attempts to fix over-size initial gui.<text:line-break/></text:p>
        </text:list-item>
      </text:list>
      <text:p text:style-name="Standard">version 3.9.3</text:p>
      <text:list xml:id="list7832745815384210474" text:style-name="L3">
        <text:list-item>
          <text:p text:style-name="P12">makes various improvements to the 'detectability' calculator to make it easier to use.<text:line-break/></text:p>
        </text:list-item>
      </text:list>
      <text:p text:style-name="Standard">version 3.9.2</text:p>
      <text:list xml:id="list311964707009305138" text:style-name="L4">
        <text:list-item>
          <text:p text:style-name="P13">adds a 'detectability' calculator for use in pre-planning event observation.<text:line-break/></text:p>
        </text:list-item>
        <text:list-item>
          <text:p text:style-name="P13">'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8500936354365970644" text:style-name="L5">
        <text:list-item>
          <text:p text:style-name="P14">adds an snr calculation to the <text:span text:style-name="T15">Calc baseline stats</text:span> button.<text:line-break/></text:p>
        </text:list-item>
      </text:list>
      <text:p text:style-name="Standard">version 3.9.0</text:p>
      <text:list xml:id="list5269271028005352329" text:style-name="L6">
        <text:list-item>
          <text:p text:style-name="P15">restored the right-click help to the <text:span text:style-name="T15">Mark baseline region</text:span> | <text:span text:style-name="T15">Clear baseline region</text:span> | <text:span text:style-name="T15">Calc baseline mean/sigma/corr coeffs</text:span> buttons that got lost during the scrollable gui experiment.<text:line-break/></text:p>
        </text:list-item>
      </text:list>
      <text:p text:style-name="Standard">version 3.8.9</text:p>
      <text:list xml:id="list3478063037302795452" text:style-name="L7">
        <text:list-item>
          <text:p text:style-name="P16">Changed the label on the <text:span text:style-name="T15">Write csv file</text:span> button to <text:span text:style-name="T15">Save current light-curve</text:span> to more intuitively suggest what is hiding behind this button.<text:line-break/></text:p>
        </text:list-item>
      </text:list>
      <text:p text:style-name="Standard">version 3.8.8</text:p>
      <text:list xml:id="list6633147596574278074" text:style-name="L8">
        <text:list-item>
          <text:p text:style-name="P17">fixed a bug that sometimes kept events that contained a single point at the bottom from <text:soft-page-break/>producing a report.<text:line-break/></text:p>
        </text:list-item>
      </text:list>
      <text:p text:style-name="Standard">version 3.8.7</text:p>
      <text:list xml:id="list1869300640879037525" text:style-name="L9">
        <text:list-item>
          <text:p text:style-name="P1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9036915723722609377" text:style-name="L10">
        <text:list-item>
          <text:p text:style-name="P19">checks for only a single light-curve in the csv file which was causing a 'list index out of range' error message<text:line-break/></text:p>
        </text:list-item>
      </text:list>
      <text:p text:style-name="Standard">version 3.8.5</text:p>
      <text:list xml:id="list6876207564795141848" text:style-name="L11">
        <text:list-item>
          <text:p text:style-name="P20">changed the way QGridLayout was referenced.<text:line-break/></text:p>
        </text:list-item>
      </text:list>
      <text:p text:style-name="Standard">version 3.8.4</text:p>
      <text:list xml:id="list2619408333357198468" text:style-name="L12">
        <text:list-item>
          <text:p text:style-name="P2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21"/>
        </text:list-item>
      </text:list>
      <text:p text:style-name="Standard">version 3.8.3</text:p>
      <text:list xml:id="list2516632540934011673" text:style-name="L13">
        <text:list-item>
          <text:p text:style-name="P22">adds display of light-curve name (if available in the csv file) to the curve-to-be-analyzed and the normalization curve next to their selection spinners.<text:line-break/></text:p>
        </text:list-item>
      </text:list>
      <text:p text:style-name="Standard">version 3.8.2</text:p>
      <text:list xml:id="list4969465198440353132" text:style-name="L14">
        <text:list-item>
          <text:p text:style-name="P23">3.7.5 introduced a scrollable GUI for small screens. Unfortunately, that caused resizing problem for all users. The version reverts back to the original GUI design.<text:line-break/></text:p>
        </text:list-item>
        <text:list-item>
          <text:p text:style-name="P23">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8671722958107243973" text:style-name="L15">
        <text:list-item>
          <text:p text:style-name="P24">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960363899480918483" text:style-name="L16">
        <text:list-item>
          <text:p text:style-name="P25">adds a tutorial button to supply a quick-start for new or infrequent users.<text:line-break/></text:p>
        </text:list-item>
      </text:list>
      <text:p text:style-name="Standard">version 3.7.9</text:p>
      <text:list xml:id="list3467896609915838792" text:style-name="L17">
        <text:list-item>
          <text:p text:style-name="P26">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text:soft-page-break/>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2207978311058140720" text:style-name="L18">
        <text:list-item>
          <text:p text:style-name="P27">added visible left, top, and bottom axes to main plot (with ticks to make easier to associate timestamp with point).<text:line-break/></text:p>
        </text:list-item>
      </text:list>
      <text:p text:style-name="Standard">version 3.7.7</text:p>
      <text:list xml:id="list3488962871775633253" text:style-name="L19">
        <text:list-item>
          <text:p text:style-name="P28">if timestamps are available in the csv file, they are used as x axis labels in the main plot.<text:line-break/></text:p>
        </text:list-item>
      </text:list>
      <text:p text:style-name="Standard">version 3.7.6</text:p>
      <text:list xml:id="list5651316751360673040" text:style-name="L20">
        <text:list-item>
          <text:p text:style-name="P29">changed the way QMainWindow and Qapplication were referenced to accommodate the latest Anaconda version, which has reorganized where those modules are stored. </text:p>
          <text:p text:style-name="P29">This was causing a fatal startup error.<text:line-break/> </text:p>
        </text:list-item>
      </text:list>
      <text:p text:style-name="Standard">version 3.7.5</text:p>
      <text:list xml:id="list731985445442548915" text:style-name="L21">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2449119336911245850" text:style-name="L22">
        <text:list-item>
          <text:p text:style-name="P30">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607392439612444265" text:style-name="L23">
        <text:list-item>
          <text:p text:style-name="P31">adds code line needed by any Mac users that are running Big Sur<text:line-break/></text:p>
        </text:list-item>
      </text:list>
      <text:p text:style-name="Standard">version 3.7.2</text:p>
      <text:list xml:id="list7338510363884611655" text:style-name="L24">
        <text:list-item>
          <text:p text:style-name="P32"><text:soft-page-break/>fixes bug that caused all analysis attempts to 'stall'</text:p>
        </text:list-item>
      </text:list>
      <text:p text:style-name="Standard"/>
      <text:p text:style-name="Standard">version 3.7.1</text:p>
      <text:list xml:id="list1603176321010465098" text:style-name="L25">
        <text:list-item>
          <text:p text:style-name="P33">fixed a bug in the r limb angle entry<text:line-break/></text:p>
        </text:list-item>
      </text:list>
      <text:p text:style-name="Standard">version 3.7.0</text:p>
      <text:list xml:id="list6465211390459925563" text:style-name="L26">
        <text:list-item>
          <text:p text:style-name="P34">adds right-click help to ast speed label giving the equation to use if asteroid speed is not available but asteroid diameter and maximum duration are specified<text:line-break/></text:p>
        </text:list-item>
        <text:list-item>
          <text:p text:style-name="P34">adds suggestion to right-click help on penumbral fit checkbox for how to find the penumbral curve csv file that is provided for practice purposes.<text:line-break/></text:p>
        </text:list-item>
      </text:list>
      <text:p text:style-name="Standard">version 3.6.8</text:p>
      <text:list xml:id="list7485559367937154371" text:style-name="L27">
        <text:list-item>
          <text:p text:style-name="P35">adds modeling of off centerline observations to lightcurve calibration curve generation<text:line-break/></text:p>
        </text:list-item>
      </text:list>
      <text:p text:style-name="Standard">version 3.6.7</text:p>
      <text:list xml:id="list1927540999446057899" text:style-name="L28">
        <text:list-item>
          <text:p text:style-name="P36">clarified the location of the Enable Manual Timestamp Entry checkbox in the pop-up message appears when there are no timestamps in the csv file.<text:line-break/></text:p>
        </text:list-item>
      </text:list>
      <text:p text:style-name="Standard">version 3.6.6</text:p>
      <text:list xml:id="list5181527219819730918" text:style-name="L29">
        <text:list-item>
          <text:p text:style-name="P37">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392450131070947870" text:style-name="L30">
        <text:list-item>
          <text:p text:style-name="P38">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85762215100621851" text:style-name="L31">
        <text:list-item>
          <text:p text:style-name="P39">version 3.6.2 would open .xlsx Report file on Mac, but not Windows. This version attempts to fix that (Windows needs a different command to open a file).<text:line-break/></text:p>
        </text:list-item>
      </text:list>
      <text:p text:style-name="Standard">version 3.6.2</text:p>
      <text:list xml:id="list297158435104960146" text:style-name="L32">
        <text:list-item>
          <text:p text:style-name="P4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soft-page-break/><text:line-break/>… if I can't write to the selected file, I ask whether you might have it open somewhere else already<text:line-break/></text:p>
        </text:list-item>
      </text:list>
      <text:p text:style-name="Standard">version 3.6.1</text:p>
      <text:list xml:id="list6023995136913384621" text:style-name="L33">
        <text:list-item>
          <text:p text:style-name="P4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7169209369208392783" text:style-name="L34">
        <text:list-item>
          <text:p text:style-name="P4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42"><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203521299029635009" text:style-name="L35">
        <text:list-item>
          <text:p text:style-name="P43"><text:soft-page-break/>fixed another bug in penumbral curve fit and removed diagnostic printouts.<text:line-break/></text:p>
        </text:list-item>
      </text:list>
      <text:p text:style-name="Standard">version 3.5.8</text:p>
      <text:list xml:id="list2244868171985410032" text:style-name="L36">
        <text:list-item>
          <text:p text:style-name="P44">fixed a number of bugs in the penumbral curve fit code<text:line-break/></text:p>
        </text:list-item>
      </text:list>
      <text:p text:style-name="Standard">version 3.5.7</text:p>
      <text:list xml:id="list2453140776669367168" text:style-name="L37">
        <text:list-item>
          <text:p text:style-name="P4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7446072205981557842" text:style-name="L38">
        <text:list-item>
          <text:p text:style-name="P4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600728983164407300" text:style-name="L39">
        <text:list-item>
          <text:p text:style-name="P47">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993086722638244585" text:style-name="L40">
        <text:list-item>
          <text:p text:style-name="P4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219897647127168948" text:style-name="L41">
        <text:list-item>
          <text:p text:style-name="P4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038444412799957541" text:style-name="L42">
        <text:list-item>
          <text:p text:style-name="P5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text:soft-page-break/>an automatic 'trim' of the points affected by extrapolation.<text:line-break/></text:p>
        </text:list-item>
      </text:list>
      <text:p text:style-name="Standard">version 3.5.1</text:p>
      <text:list xml:id="list3098060283852960083" text:style-name="L43">
        <text:list-item>
          <text:p text:style-name="P51">Added additional references to the North American Excel Spreadsheet report in the new section of the final report that bangs on about the start-of-exposure timing convention.<text:line-break/></text:p>
        </text:list-item>
      </text:list>
      <text:p text:style-name="Standard">version 3.5.0</text:p>
      <text:list xml:id="list3419532928211671385" text:style-name="L44">
        <text:list-item>
          <text:p text:style-name="P5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52">NEW: when 'trims' have been placed, a 'write csv' process will honor those values and produce a 'trimmed' output file.<text:line-break/></text:p>
        </text:list-item>
        <text:list-item>
          <text:p text:style-name="P52">NEW: when a light curve has been 'normalized', the changed values are written to the data table where, once again, a 'write csv' process will capture the results.<text:line-break/></text:p>
        </text:list-item>
        <text:list-item>
          <text:p text:style-name="P52">Added additional reminders that the start-of-exposure timestamp/timing convention is employed.</text:p>
        </text:list-item>
      </text:list>
      <text:p text:style-name="Standard"/>
      <text:p text:style-name="Standard">version 3.4.9</text:p>
      <text:list xml:id="list6886884823273651983" text:style-name="L45">
        <text:list-item>
          <text:p text:style-name="P53">Added some explanatory language to the “Excel report” section regarding the proper interpretation of the 'false positive probability' number.<text:line-break/></text:p>
        </text:list-item>
      </text:list>
      <text:p text:style-name="Standard">version 3.4.8</text:p>
      <text:list xml:id="list4627621049672553735" text:style-name="L46">
        <text:list-item>
          <text:p text:style-name="P54">This version deals more realistically with high magDrop lightcurves by defining a 'limiting magDrop' as: <text:line-break/><text:line-break/><text:tab/>limMagDrop = 2.5 * log10( B / std(A) ) <text:line-break/><text:line-break/><text:tab/>std(A) is the noise level of A.</text:p>
          <text:p text:style-name="P5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soft-pag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543757953853143655" text:style-name="L47">
        <text:list-item>
          <text:p text:style-name="P55">Automatically loads the correct version of Adv2<text:line-break/></text:p>
        </text:list-item>
      </text:list>
      <text:p text:style-name="Standard">version 3.4.6</text:p>
      <text:list xml:id="list5445475387196565353" text:style-name="L48">
        <text:list-item>
          <text:p text:style-name="P56">Adds AAV Version 2 file as a type that can be read (important when Do OCR check is enabled)</text:p>
        </text:list-item>
      </text:list>
      <text:p text:style-name="Standard"/>
      <text:p text:style-name="Standard">version 3.4.5</text:p>
      <text:list xml:id="list1787012922918286731" text:style-name="L49">
        <text:list-item>
          <text:p text:style-name="P57">Fixes block integration which was failing when more than 4 lightcurves were being processed.<text:line-break/></text:p>
        </text:list-item>
        <text:list-item>
          <text:p text:style-name="P57">Made use diff and Do OCR checkboxes sticky.<text:line-break/></text:p>
        </text:list-item>
      </text:list>
      <text:p text:style-name="Standard">version 3.4.4</text:p>
      <text:list xml:id="list4727396233958742128" text:style-name="L50">
        <text:list-item>
          <text:p text:style-name="P5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1806090385958804766" text:style-name="L51">
        <text:list-item>
          <text:p text:style-name="P5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20154448124517382" text:style-name="L52">
        <text:list-item>
          <text:p text:style-name="P6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066664912838801089" text:style-name="L53">
        <text:list-item>
          <text:p text:style-name="P61"><text:soft-page-break/>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6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6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419880459862994918" text:style-name="L54">
        <text:list-item>
          <text:p text:style-name="P6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1094447849269640995" text:style-name="L55">
        <text:list-item>
          <text:p text:style-name="P63">Automatically installs cv2 if not already present. <text:s/>This package is needed for the new frame view feature.<text:line-break/></text:p>
        </text:list-item>
      </text:list>
      <text:p text:style-name="Standard">version 3.3.8</text:p>
      <text:list xml:id="list2272002589074073820" text:style-name="L56">
        <text:list-item>
          <text:p text:style-name="P6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8666422418343037090" text:style-name="L57">
        <text:list-item>
          <text:p text:style-name="P65">A new button (View frame) with an associated spinner for entry of a frame number has been added:</text:p>
          <text:p text:style-name="P65"/>
        </text:list-item>
      </text:list>
      <text:p text:style-name="P6">Use this button to view a frame from the video that was used by PyMovie or Limovie to prepare the .csv file that is currently being analyzed. <text:s/>.avi and .ser files are viewable in <text:soft-page-break/>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5235558701432000068" text:style-name="L58">
        <text:list-item>
          <text:p text:style-name="P6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4709433129625944246" text:style-name="L59">
        <text:list-item>
          <text:p text:style-name="P6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090458884377306819" text:style-name="L60">
        <text:list-item>
          <text:p text:style-name="P6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356639069741860556" text:style-name="L61">
        <text:list-item>
          <text:p text:style-name="P69">Adds a 'false positive' detection to the final report. <text:s/>A new plot has been added <text:soft-page-break/>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492549797598703624" text:style-name="L62">
        <text:list-item>
          <text:p text:style-name="P70">Changed main plot so that the scroll wheel only zooms the x axis.</text:p>
        </text:list-item>
        <text:list-item>
          <text:p text:style-name="P70">Changed lightcurve plot so that it conforms properly to 'start-of-exposure'.<text:line-break/></text:p>
        </text:list-item>
      </text:list>
      <text:p text:style-name="Standard">version 3.2.8</text:p>
      <text:list xml:id="list6185475656613520740" text:style-name="L63">
        <text:list-item>
          <text:p text:style-name="P71">Changed font size in help files --- it was fine for Mac but too big for Win10<text:line-break/></text:p>
        </text:list-item>
      </text:list>
      <text:p text:style-name="Standard">version 3.2.7</text:p>
      <text:list xml:id="list517237295855336810" text:style-name="L64">
        <text:list-item>
          <text:p text:style-name="P7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789687118974403728" text:style-name="L65">
        <text:list-item>
          <text:p text:style-name="P73">This is a 'cosmetic' release --- there should be NO detectable differences from version 3.2.5 in terms of functionality.</text:p>
        </text:list-item>
        <text:list-item>
          <text:p text:style-name="P73">All python files were brought into compliance with PEP 8 coding standards. <text:s/>Only I care about that.</text:p>
        </text:list-item>
        <text:list-item>
          <text:p text:style-name="P7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73">All this 'cosmetic' work is in preparation for working on PyOTE issues again.<text:line-break/> </text:p>
        </text:list-item>
      </text:list>
      <text:p text:style-name="Standard">version 3.2.5</text:p>
      <text:list xml:id="list4121272207780553837" text:style-name="L66">
        <text:list-item>
          <text:p text:style-name="P7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001588451591148843" text:style-name="L67">
        <text:list-item>
          <text:p text:style-name="P75">Modified the test for newer version to accommodate the different strings returned by pip 18.1 and pip 19.0+</text:p>
        </text:list-item>
        <text:list-item>
          <text:p text:style-name="P75">Added ability to invoke PyOTE from PyMovie with an externally supplied csv file that is automatically opened.<text:line-break/></text:p>
        </text:list-item>
      </text:list>
      <text:p text:style-name="Standard"><text:soft-page-break/>version 3.2.3</text:p>
      <text:list xml:id="list5083168908987864394" text:style-name="L68">
        <text:list-item>
          <text:p text:style-name="P7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76">Added support for the PyMovie csv format<text:line-break/></text:p>
        </text:list-item>
      </text:list>
      <text:p text:style-name="Standard">version 3.2.1</text:p>
      <text:list xml:id="list7749220505837534668" text:style-name="L69">
        <text:list-item>
          <text:p text:style-name="P7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259740079052303710" text:style-name="L70">
        <text:list-item>
          <text:p text:style-name="P78">Changed GUI to better align text on min max edit boxes to avoid confusion.<text:line-break/></text:p>
        </text:list-item>
      </text:list>
      <text:p text:style-name="Standard">version 3.1.9</text:p>
      <text:list xml:id="list4700670848261839336" text:style-name="L71">
        <text:list-item>
          <text:p text:style-name="P79">Fixed a bug in the test for a min/max solution search being constrained by a too large min value.<text:line-break/></text:p>
        </text:list-item>
      </text:list>
      <text:p text:style-name="Standard">version 3.1.8</text:p>
      <text:list xml:id="list1716144014693134454" text:style-name="L72">
        <text:list-item>
          <text:p text:style-name="P80">version 3.1.7 was released without an updated version history. <text:s/>Here is what was changed in 3.1.7:<text:line-break/></text:p>
        </text:list-item>
        <text:list-item>
          <text:p text:style-name="P8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904544630078877325" text:style-name="L73">
        <text:list-item>
          <text:p text:style-name="P81">Values entered in the Manual Timestamp Entry dialog box are now 'sticky', thus making corrections easy to do without requiring re-entry of all data. </text:p>
          <text:p text:style-name="P81"><text:line-break/><text:soft-page-break/>Also trapped is the case where a user has entered a custom frame time but failed to click the radio button indicating that it is to be used.<text:line-break/></text:p>
        </text:list-item>
      </text:list>
      <text:p text:style-name="Standard">version 3.1.5:</text:p>
      <text:list xml:id="list2520304693602095860" text:style-name="L74">
        <text:list-item>
          <text:p text:style-name="P8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77032737646606922" text:style-name="L75">
        <text:list-item>
          <text:p text:style-name="P83">Fixed error in new dropped reading detection logic when light curve was processed in field mode.<text:line-break/></text:p>
        </text:list-item>
        <text:list-item>
          <text:p text:style-name="P83">Cleaned up some language in tooltips.<text:line-break/></text:p>
        </text:list-item>
      </text:list>
      <text:p text:style-name="Standard">version 3.1.3:</text:p>
      <text:list xml:id="list2984731204850510760" text:style-name="L76">
        <text:list-item>
          <text:p text:style-name="P8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84">Eliminated the 'entry num' column in the data matrix at the lower left of the GUI. The 'entry num' is unused and a possible source of confusion with the frame or field number for the unwary.<text:line-break/></text:p>
        </text:list-item>
        <text:list-item>
          <text:p text:style-name="P84">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675944550289857582" text:style-name="L77">
        <text:list-item>
          <text:p text:style-name="P8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133074713541383659" text:style-name="L78">
        <text:list-item>
          <text:p text:style-name="P86">A convenient way to search for a 'solution' is to set a min and max event size <text:soft-page-break/>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8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8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311584005029655346" text:style-name="L79">
        <text:list-item>
          <text:p text:style-name="P8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034294847933951610" text:style-name="L80">
        <text:list-item>
          <text:p text:style-name="P8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0525862665730931" text:style-name="L81">
        <text:list-item>
          <text:p text:style-name="P8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79604152970551771" text:style-name="L82">
        <text:list-item>
          <text:p text:style-name="P9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471531367179393570" text:style-name="L83">
        <text:list-item>
          <text:p text:style-name="P91">We now disable the Accept integration button on the first left click in the light curve. <text:s/>As such a click removes the color bars that result from the automatic <text:soft-page-break/>block integration analysis, it seems intuitive to disable the Accept integration button at that time as well.<text:line-break/></text:p>
        </text:list-item>
      </text:list>
      <text:p text:style-name="Standard">version 2.1.5:</text:p>
      <text:list xml:id="list8919600501577659847" text:style-name="L84">
        <text:list-item>
          <text:p text:style-name="P92">Disable the Accept integration button when user overrides an automatic block analysis with a manual block selection followed by a click on the Block integrate button.<text:line-break/></text:p>
        </text:list-item>
      </text:list>
      <text:p text:style-name="Standard">version 2.1.4:</text:p>
      <text:list xml:id="list4720274363433416578" text:style-name="L85">
        <text:list-item>
          <text:p text:style-name="P93">Corrected a bug that kept manual selection of block integration from being performed after a refusal to accept the automatic block analysis results.<text:line-break/></text:p>
        </text:list-item>
      </text:list>
      <text:p text:style-name="Standard">version 2.1.3:</text:p>
      <text:list xml:id="list4725688070634552103" text:style-name="L86">
        <text:list-item>
          <text:p text:style-name="P9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50103951188087238" text:style-name="L87">
        <text:list-item>
          <text:p text:style-name="P9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882245754016194249" text:style-name="L88">
        <text:list-item>
          <text:p text:style-name="P96">Added progress bar tracking of block integration analysis because it can take an extended amount of time to complete the analysis when the light curve has many points.<text:line-break/></text:p>
        </text:list-item>
      </text:list>
      <text:p text:style-name="Standard">version 2.1.0</text:p>
      <text:list xml:id="list6967508715008992321" text:style-name="L89">
        <text:list-item>
          <text:p text:style-name="P9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369826037697906633" text:style-name="L90">
        <text:list-item>
          <text:p text:style-name="P98">Made the selection of Tooltip display 'sticky'</text:p>
        </text:list-item>
        <text:list-item>
          <text:p text:style-name="P98">Duration calculation when D and R span midnight now handled correctly</text:p>
        </text:list-item>
      </text:list>
      <text:p text:style-name="Standard"/>
      <text:p text:style-name="Standard">version 2.0.8</text:p>
      <text:list xml:id="list8567595768642243401" text:style-name="L91">
        <text:list-item>
          <text:p text:style-name="P99">toolTips changed to invoke and display in a custom dialog box that can be moved and resized to better accommodate legacy displays</text:p>
        </text:list-item>
        <text:list-item>
          <text:p text:style-name="P99">Calc flash timing calculation fixed to properly deal with the non-integer frame numbers that can result from field processed csv files</text:p>
        </text:list-item>
        <text:list-item>
          <text:p text:style-name="P99">Flash timing has been verified to work with integrated light curves</text:p>
        </text:list-item>
        <text:list-item>
          <text:p text:style-name="P99">Made block integration 'sticky' in that a 'Start over' no longer undoes a previous block integration. As a result, once block integration has been performed after a <text:soft-page-break/>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840608013565528928" text:style-name="L92">
        <text:list-item>
          <text:p text:style-name="P100">Adds a button to calculate the edge position of an LED timing flash.</text:p>
        </text:list-item>
        <text:list-item>
          <text:p text:style-name="P10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0">Adds a checkbox to force manual entry of timestamp info. <text:s/>This is useful when OCR on a VTI timed light curve has catastrophic errors. <text:s/>It is always employed when using LED flash timing.</text:p>
        </text:list-item>
      </text:list>
      <text:list xml:id="list8816164754679564918" text:style-name="L93">
        <text:list-item>
          <text:p text:style-name="P10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287439077034321335" text:style-name="L94">
        <text:list-item>
          <text:p text:style-name="P10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295225936209079375" text:style-name="L95">
        <text:list-item>
          <text:p text:style-name="P103">files generated by pyote now contain PYOTE in the filename.<text:line-break/></text:p>
        </text:list-item>
        <text:list-item>
          <text:p text:style-name="P10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750589998859871838" text:style-name="L96">
        <text:list-item>
          <text:p text:style-name="P10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759785212029139891" text:style-name="L97">
        <text:list-item>
          <text:p text:style-name="P105">detects and handles situations in which fewer than 14 baseline points are available for calculation of correlated noise coefficients. <text:s/>When fewer than 14 points are available, the correlation coefficients are set to: [1, 0, …] (i.e., <text:soft-page-break/>coefficients are set to 'no correlated noise')</text:p>
        </text:list-item>
      </text:list>
      <text:p text:style-name="Standard"/>
      <text:p text:style-name="Standard">version 2.0.2</text:p>
      <text:list xml:id="list6268737900805199953" text:style-name="L98">
        <text:list-item>
          <text:p text:style-name="P10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500703678313292594" text:style-name="L99">
        <text:list-item>
          <text:p text:style-name="P107">improved handling of D and R region selection so that one cannot enter an invalid configuration --- automatic corrections/changes are applied.<text:line-break/></text:p>
        </text:list-item>
        <text:list-item>
          <text:p text:style-name="P10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0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352500900976604604" text:style-name="L100">
        <text:list-item>
          <text:p text:style-name="P108">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814049077191540743" text:style-name="L101">
        <text:list-item>
          <text:p text:style-name="P10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0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061280951699073755" text:style-name="L102">
        <text:list-item>
          <text:p text:style-name="P110">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891579232018387332" text:style-name="L103">
        <text:list-item>
          <text:p text:style-name="P11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1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1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1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367188841367796849" text:style-name="L104">
        <text:list-item>
          <text:p text:style-name="P11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0-30T08:37:04</dc:date>
    <meta:editing-cycles>141</meta:editing-cycles>
    <meta:editing-duration>PT23H48M15S</meta:editing-duration>
    <dc:creator>Robert Anderson</dc:creator>
    <meta:document-statistic meta:table-count="0" meta:image-count="3" meta:object-count="0" meta:page-count="19" meta:paragraph-count="273" meta:word-count="7457" meta:character-count="43592"/>
    <meta:template xlink:type="simple" xlink:actuate="onRequest" xlink:title="" xlink:href="Normal"/>
  </office:meta>
</office:document-meta>
</file>